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695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695c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695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6a69a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3" style:family="text">
      <style:text-properties fo:font-variant="normal" fo:text-transform="none" fo:color="#26a69a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ld Standard TT" fo:font-size="24pt" fo:letter-spacing="normal" fo:font-style="italic" style:text-underline-style="none" fo:font-weight="bold" style:font-name-asian="Old Standard TT" style:font-size-asian="24pt" style:font-style-asian="italic" style:font-weight-asian="bold" style:font-name-complex="Old Standard TT" style:font-size-complex="24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ld Standard TT" fo:font-size="24pt" fo:letter-spacing="normal" fo:font-style="italic" style:text-underline-style="none" fo:font-weight="normal" style:font-name-asian="Old Standard TT" style:font-size-asian="24pt" style:font-style-asian="italic" style:font-weight-asian="normal" style:font-name-complex="Old Standard TT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ttle bit of a syntax" draw:style-name="dp1" draw:master-page-name="TITLE_5f_AND_5f_BODY" presentation:presentation-page-layout-name="AL1T1">
        <draw:frame draw:name="Google Shape;59;p13" presentation:style-name="pr1" draw:text-style-name="P2" draw:layer="layout" svg:width="23.667cm" svg:height="1.702cm" svg:x="0.866cm" svg:y="1.236cm" presentation:class="title" presentation:user-transformed="true">
          <draw:text-box>
            <text:p text:style-name="P1"><text:span text:style-name="T1">Little bit of a syntax</text:span></text:p>
          </draw:text-box>
        </draw:frame>
        <draw:frame draw:name="Google Shape;60;p13" presentation:style-name="pr2" draw:text-style-name="P4" draw:layer="layout" svg:width="20.305cm" svg:height="1.867cm" svg:x="4.228cm" svg:y="4.948cm" presentation:class="outline" presentation:user-transformed="true">
          <draw:text-box>
            <text:p text:style-name="P3"><text:span text:style-name="T2">(conj [] :first 2 {:name “Ava”})</text:span></text:p>
          </draw:text-box>
        </draw:frame>
        <draw:custom-shape draw:name="Google Shape;61;p13" draw:style-name="gr1" draw:text-style-name="P5" draw:layer="layout" svg:width="1.447cm" svg:height="1.163cm" svg:x="0.878cm" svg:y="4.336cm">
          <text:p text:style-name="P1"><text:span text:style-name="T3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5" draw:layer="layout" svg:width="2.648cm" svg:height="1.867cm" svg:x="1.846cm" svg:y="2.727cm">
          <text:p text:style-name="P1"><text:span text:style-name="T3">symbol</text:span></text:p>
          <text:p text:style-name="P1"><text:span text:style-name="T3">(na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5" draw:layer="layout" svg:width="3.137cm" svg:height="1.163cm" svg:x="4.215cm" svg:y="3.361cm">
          <text:p text:style-name="P1"><text:span text:style-name="T3">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" draw:text-style-name="P5" draw:layer="layout" svg:width="3.137cm" svg:height="1.163cm" svg:x="6.544cm" svg:y="3.361cm">
          <text:p text:style-name="P1"><text:span text:style-name="T3">key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1" draw:text-style-name="P5" draw:layer="layout" svg:width="1.732cm" svg:height="1.163cm" svg:x="10.317cm" svg:y="3.361cm">
          <text:p text:style-name="P6"><text:span text:style-name="T3">lo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2" draw:text-style-name="P7" draw:layer="layout" svg:width="1.492cm" svg:height="0.937cm" svg:x="3.456cm" svg:y="4.5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3" draw:style-name="gr2" draw:text-style-name="P7" draw:layer="layout" svg:width="0.746cm" svg:height="0.597cm" svg:x="5.784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3" draw:style-name="gr2" draw:text-style-name="P7" draw:layer="layout" svg:width="0.139cm" svg:height="0.785cm" svg:x="8.113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2" draw:text-style-name="P7" draw:layer="layout" svg:width="1.51cm" svg:height="0.597cm" svg:x="9.673cm" svg:y="4.5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3" draw:style-name="gr2" draw:text-style-name="P7" draw:layer="layout" svg:width="2.168cm" svg:height="0.862cm" svg:x="2.326cm" svg:y="4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1" draw:text-style-name="P5" draw:layer="layout" svg:width="1.732cm" svg:height="1.163cm" svg:x="13.036cm" svg:y="3.362cm">
          <text:p text:style-name="P6"><text:span text:style-name="T3">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2" draw:text-style-name="P7" draw:layer="layout" svg:width="1cm" svg:height="0.649cm" svg:x="12.902cm" svg:y="4.5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6;g3958070211e4eff1_169:notes" draw:style-name="gr3" draw:layer="layout" svg:width="16.932cm" svg:height="9.524cm" svg:x="1.059cm" svg:y="1.905cm" draw:page-number="1" presentation:class="page"/>
          <draw:frame draw:name="Google Shape;57;g3958070211e4eff1_169:notes" presentation:style-name="pr3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4">Clojure is a Lisp, i.e. the code consists of the same data you use as a programmer.</text:span></text:p>
              <text:p text:style-name="P1"><text:span text:style-name="T4">Vectors are similar to JS arrays, keywords to strings (but they’re magical and can be also used as a function that takes a map and looks up its value).</text:span></text:p>
              <text:p text:style-name="P1"><text:span text:style-name="T4">This is the </text:span><text:span text:style-name="T5">syntax</text:span><text:span text:style-name="T4">, i.e. how characters become data. </text:span></text:p>
            </draw:text-box>
          </draw:frame>
        </presentation:notes>
      </draw:page>
      <draw:page draw:name="Little bit of a syntax and semantics" draw:style-name="dp1" draw:master-page-name="TITLE_5f_AND_5f_BODY" presentation:presentation-page-layout-name="AL1T1">
        <draw:frame draw:name="Google Shape;77;p14" presentation:style-name="pr2" draw:text-style-name="P4" draw:layer="layout" svg:width="20.305cm" svg:height="1.867cm" svg:x="4.228cm" svg:y="4.948cm" presentation:class="outline" presentation:user-transformed="true">
          <draw:text-box>
            <text:p text:style-name="P3"><text:span text:style-name="T2">(conj [] :first 2 {:name “Ava”}) </text:span><text:span text:style-name="T6">; =&gt; [:first 2 {:n...}]</text:span></text:p>
          </draw:text-box>
        </draw:frame>
        <draw:frame draw:name="Google Shape;78;p14" presentation:style-name="pr1" draw:text-style-name="P2" draw:layer="layout" svg:width="23.667cm" svg:height="1.702cm" svg:x="0.866cm" svg:y="1.236cm" presentation:class="title" presentation:user-transformed="true">
          <draw:text-box>
            <text:p text:style-name="P1"><text:span text:style-name="T1">Little bit of a syntax</text:span><text:span text:style-name="T7"> and semantics</text:span></text:p>
          </draw:text-box>
        </draw:frame>
        <draw:custom-shape draw:name="Google Shape;79;p14" draw:style-name="gr4" draw:text-style-name="P7" draw:layer="layout" svg:width="1.922cm" svg:height="0.952cm" draw:transform="rotate (-1.5707963267949) translate (6.544cm 6.54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gr1" draw:text-style-name="P5" draw:layer="layout" svg:width="6.719cm" svg:height="1.867cm" svg:x="6.544cm" svg:y="7.531cm">
          <text:p text:style-name="P1"><text:span text:style-name="T8">resolves to st. callable</text:span></text:p>
          <text:p text:style-name="P1"><text:span text:style-name="T8">(fn, macr, spec. f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5" draw:text-style-name="P5" draw:layer="layout" svg:width="0.597cm" svg:height="8.334cm" draw:transform="rotate (-1.5707963267949) translate (14.98cm 6.292cm)">
          <text:p text:style-name="P1"/>
          <draw:enhanced-geometry draw:mirror-horizontal="false" draw:mirror-vertical="false" draw:text-areas="0 ?f15 ?f14 ?f16" svg:viewBox="0 0 0 0" draw:type="ooxml-rightBrace" draw:modifiers="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82;p14" draw:style-name="gr1" draw:text-style-name="P5" draw:layer="layout" svg:width="5.59cm" svg:height="1.163cm" svg:x="8.057cm" svg:y="6.562cm">
          <text:p text:style-name="P6"><text:span text:style-name="T8">sent as arg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1" draw:text-style-name="P5" draw:layer="layout" svg:width="3.87cm" svg:height="1.163cm" svg:x="0cm" svg:y="6.603cm">
          <text:p text:style-name="P1"><text:span text:style-name="T8">inv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2" draw:text-style-name="P7" draw:layer="layout" svg:width="1.228cm" svg:height="0.989cm" draw:transform="rotate (-3.14159265358979) translate (4.479cm 7.2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p14" draw:style-name="gr1" draw:text-style-name="P5" draw:layer="layout" svg:width="1.447cm" svg:height="1.163cm" svg:x="0.878cm" svg:y="4.336cm">
          <text:p text:style-name="P1"><text:span text:style-name="T3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1" draw:text-style-name="P5" draw:layer="layout" svg:width="3.137cm" svg:height="1.163cm" svg:x="4.215cm" svg:y="3.361cm">
          <text:p text:style-name="P1"><text:span text:style-name="T3">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1" draw:text-style-name="P5" draw:layer="layout" svg:width="3.137cm" svg:height="1.163cm" svg:x="6.544cm" svg:y="3.361cm">
          <text:p text:style-name="P1"><text:span text:style-name="T3">key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1" draw:text-style-name="P5" draw:layer="layout" svg:width="1.732cm" svg:height="1.163cm" svg:x="10.317cm" svg:y="3.361cm">
          <text:p text:style-name="P6"><text:span text:style-name="T3">lo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2" draw:text-style-name="P7" draw:layer="layout" svg:width="1.492cm" svg:height="0.937cm" svg:x="3.456cm" svg:y="4.5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4" draw:style-name="gr2" draw:text-style-name="P7" draw:layer="layout" svg:width="0.746cm" svg:height="0.597cm" svg:x="5.784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4" draw:style-name="gr2" draw:text-style-name="P7" draw:layer="layout" svg:width="0.139cm" svg:height="0.785cm" svg:x="8.113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4" draw:style-name="gr2" draw:text-style-name="P7" draw:layer="layout" svg:width="1.51cm" svg:height="0.597cm" svg:x="9.673cm" svg:y="4.5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;p14" draw:style-name="gr2" draw:text-style-name="P7" draw:layer="layout" svg:width="2.168cm" svg:height="0.862cm" svg:x="2.326cm" svg:y="4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1" draw:text-style-name="P5" draw:layer="layout" svg:width="1.732cm" svg:height="1.163cm" svg:x="13.036cm" svg:y="3.362cm">
          <text:p text:style-name="P6"><text:span text:style-name="T3">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2" draw:text-style-name="P7" draw:layer="layout" svg:width="1cm" svg:height="0.649cm" svg:x="12.902cm" svg:y="4.5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;p14" draw:style-name="gr1" draw:text-style-name="P5" draw:layer="layout" svg:width="2.648cm" svg:height="1.867cm" svg:x="1.846cm" svg:y="2.727cm">
          <text:p text:style-name="P1"><text:span text:style-name="T3">symbol</text:span></text:p>
          <text:p text:style-name="P1"><text:span text:style-name="T3">(na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3958070211e4eff1_315:notes" draw:style-name="gr3" draw:layer="layout" svg:width="16.932cm" svg:height="9.524cm" svg:x="1.059cm" svg:y="1.905cm" draw:page-number="2" presentation:class="page"/>
          <draw:frame draw:name="Google Shape;75;g3958070211e4eff1_315:notes" presentation:style-name="pr3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9">Semantics</text:span><text:span text:style-name="T10">: A list is </text:span><text:span text:style-name="T9">interpreted</text:span><text:span text:style-name="T10"> as an invocation (e.g. a function call).</text:span></text:p>
              <text:p text:style-name="P1"><text:span text:style-name="T10">For our purposes here, all invocable things - a function, a macro, a special form - are ± the same thing.</text:span></text:p>
            </draw:text-box>
          </draw:frame>
        </presentation:notes>
      </draw:page>
      <draw:page draw:name="Little bit of a syntax and semantics" draw:style-name="dp1" draw:master-page-name="TITLE_5f_AND_5f_BODY" presentation:presentation-page-layout-name="AL1T1">
        <draw:frame draw:name="Google Shape;101;p15" presentation:style-name="pr1" draw:text-style-name="P2" draw:layer="layout" svg:width="23.667cm" svg:height="1.702cm" svg:x="0.866cm" svg:y="1.236cm" presentation:class="title" presentation:user-transformed="true">
          <draw:text-box>
            <text:p text:style-name="P1"><text:span text:style-name="T1">Little bit of a syntax</text:span><text:span text:style-name="T7"> and semantics</text:span></text:p>
          </draw:text-box>
        </draw:frame>
        <draw:frame draw:name="Google Shape;102;p15" presentation:style-name="pr2" draw:text-style-name="P4" draw:layer="layout" svg:width="10.686cm" svg:height="5.357cm" svg:x="14.162cm" svg:y="8.387cm" presentation:class="outline" presentation:user-transformed="true">
          <draw:text-box>
            <text:p text:style-name="P3"><text:span text:style-name="T2">(</text:span><text:span text:style-name="T11">defn</text:span><text:span text:style-name="T2"> subtract-smaller [x y]</text:span><text:span text:style-name="T2"><text:line-break/></text:span><text:span text:style-name="T2"> <text:s/>(</text:span><text:span text:style-name="T12">if</text:span><text:span text:style-name="T2"> (&gt; x y)</text:span><text:span text:style-name="T2"><text:line-break/></text:span><text:span text:style-name="T2"> <text:s text:c="3"/>(- x y)</text:span><text:span text:style-name="T2"><text:line-break/></text:span><text:span text:style-name="T2"> <text:s text:c="3"/>(- y x)))</text:span></text:p>
          </draw:text-box>
        </draw:frame>
        <draw:custom-shape draw:name="Google Shape;103;p15" draw:style-name="gr1" draw:text-style-name="P5" draw:layer="layout" svg:width="2.935cm" svg:height="1.163cm" svg:x="14.352cm" svg:y="6.932cm">
          <text:p text:style-name="P1"><text:span text:style-name="T8">a 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5" draw:style-name="gr1" draw:text-style-name="P5" draw:layer="layout" svg:width="2.577cm" svg:height="1.163cm" svg:x="18.135cm" svg:y="6.896cm">
          <text:p text:style-name="P1"><text:span text:style-name="T8">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5" draw:style-name="gr6" draw:text-style-name="P5" draw:layer="layout" svg:width="3.483cm" svg:height="2.141cm" svg:x="21.916cm" svg:y="5.955cm">
          <text:p text:style-name="P1"><text:span text:style-name="T8">args - 2 sym 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" draw:style-name="gr1" draw:text-style-name="P5" draw:layer="layout" svg:width="6.719cm" svg:height="2.141cm" svg:x="19.236cm" svg:y="10.802cm">
          <text:p text:style-name="P1"><text:span text:style-name="T8">Everything an expr.</text:span></text:p>
          <text:p text:style-name="P1"><text:span text:style-name="T8">No explicit `return`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2" draw:text-style-name="P7" draw:layer="layout" svg:width="0.001cm" svg:height="0.665cm" svg:x="15.622cm" svg:y="8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5" draw:style-name="gr2" draw:text-style-name="P7" draw:layer="layout" svg:width="0.001cm" svg:height="0.665cm" svg:x="19.22cm" svg:y="8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5" draw:style-name="gr2" draw:text-style-name="P7" draw:layer="layout" svg:width="0.001cm" svg:height="0.665cm" svg:x="23.665cm" svg:y="8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5" draw:style-name="gr1" draw:text-style-name="P5" draw:layer="layout" svg:width="2.577cm" svg:height="1.163cm" svg:x="11.658cm" svg:y="11.489cm">
          <text:p text:style-name="P9"><text:span text:style-name="T8">fn 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2" draw:text-style-name="P7" draw:layer="layout" svg:width="1.892cm" svg:height="1.305cm" draw:transform="rotate (-3.14159265358979) translate (16.128cm 12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5" draw:style-name="gr2" draw:text-style-name="P7" draw:layer="layout" svg:width="1.265cm" svg:height="0.65cm" svg:x="14.236cm" svg:y="12.07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3;p15" presentation:style-name="pr2" draw:text-style-name="P4" draw:layer="layout" svg:width="20.305cm" svg:height="1.867cm" svg:x="4.228cm" svg:y="4.948cm" presentation:class="outline" presentation:user-transformed="true">
          <draw:text-box>
            <text:p text:style-name="P3"><text:span text:style-name="T2">(conj [] :first 2 {:name “Ava”}) </text:span><text:span text:style-name="T6">; =&gt; [:first 2 {:n...}]</text:span></text:p>
          </draw:text-box>
        </draw:frame>
        <draw:custom-shape draw:name="Google Shape;114;p15" draw:style-name="gr4" draw:text-style-name="P7" draw:layer="layout" svg:width="1.922cm" svg:height="0.952cm" draw:transform="rotate (-1.5707963267949) translate (6.544cm 6.54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15;p15" draw:style-name="gr1" draw:text-style-name="P5" draw:layer="layout" svg:width="6.719cm" svg:height="1.867cm" svg:x="6.544cm" svg:y="7.531cm">
          <text:p text:style-name="P1"><text:span text:style-name="T8">resolves to st. callable</text:span></text:p>
          <text:p text:style-name="P1"><text:span text:style-name="T8">(fn, macr, spec. f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5" draw:style-name="gr5" draw:text-style-name="P5" draw:layer="layout" svg:width="0.597cm" svg:height="8.334cm" draw:transform="rotate (-1.5707963267949) translate (14.98cm 6.292cm)">
          <text:p text:style-name="P1"/>
          <draw:enhanced-geometry draw:mirror-horizontal="false" draw:mirror-vertical="false" draw:text-areas="0 ?f15 ?f14 ?f16" svg:viewBox="0 0 0 0" draw:type="ooxml-rightBrace" draw:modifiers="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117;p15" draw:style-name="gr1" draw:text-style-name="P5" draw:layer="layout" svg:width="5.59cm" svg:height="1.163cm" svg:x="8.057cm" svg:y="6.562cm">
          <text:p text:style-name="P6"><text:span text:style-name="T8">sent as arg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5" draw:style-name="gr1" draw:text-style-name="P5" draw:layer="layout" svg:width="3.87cm" svg:height="1.163cm" svg:x="0cm" svg:y="6.603cm">
          <text:p text:style-name="P1"><text:span text:style-name="T8">inv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5" draw:style-name="gr2" draw:text-style-name="P7" draw:layer="layout" svg:width="1.228cm" svg:height="0.989cm" draw:transform="rotate (-3.14159265358979) translate (4.479cm 7.2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0;p15" draw:style-name="gr1" draw:text-style-name="P5" draw:layer="layout" svg:width="1.447cm" svg:height="1.163cm" svg:x="0.878cm" svg:y="4.336cm">
          <text:p text:style-name="P1"><text:span text:style-name="T3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5" draw:style-name="gr1" draw:text-style-name="P5" draw:layer="layout" svg:width="3.137cm" svg:height="1.163cm" svg:x="4.215cm" svg:y="3.361cm">
          <text:p text:style-name="P1"><text:span text:style-name="T3">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5" draw:style-name="gr1" draw:text-style-name="P5" draw:layer="layout" svg:width="3.137cm" svg:height="1.163cm" svg:x="6.544cm" svg:y="3.361cm">
          <text:p text:style-name="P1"><text:span text:style-name="T3">key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5" draw:style-name="gr1" draw:text-style-name="P5" draw:layer="layout" svg:width="1.732cm" svg:height="1.163cm" svg:x="10.317cm" svg:y="3.361cm">
          <text:p text:style-name="P6"><text:span text:style-name="T3">lo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5" draw:style-name="gr2" draw:text-style-name="P7" draw:layer="layout" svg:width="1.492cm" svg:height="0.937cm" svg:x="3.456cm" svg:y="4.5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5" draw:style-name="gr2" draw:text-style-name="P7" draw:layer="layout" svg:width="0.746cm" svg:height="0.597cm" svg:x="5.784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5" draw:style-name="gr2" draw:text-style-name="P7" draw:layer="layout" svg:width="0.139cm" svg:height="0.785cm" svg:x="8.113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5" draw:style-name="gr2" draw:text-style-name="P7" draw:layer="layout" svg:width="1.51cm" svg:height="0.597cm" svg:x="9.673cm" svg:y="4.5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8;p15" draw:style-name="gr2" draw:text-style-name="P7" draw:layer="layout" svg:width="2.168cm" svg:height="0.862cm" svg:x="2.326cm" svg:y="4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15" draw:style-name="gr1" draw:text-style-name="P5" draw:layer="layout" svg:width="1.732cm" svg:height="1.163cm" svg:x="13.036cm" svg:y="3.362cm">
          <text:p text:style-name="P6"><text:span text:style-name="T3">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5" draw:style-name="gr2" draw:text-style-name="P7" draw:layer="layout" svg:width="1cm" svg:height="0.649cm" svg:x="12.902cm" svg:y="4.5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15" draw:style-name="gr1" draw:text-style-name="P5" draw:layer="layout" svg:width="2.648cm" svg:height="1.867cm" svg:x="1.846cm" svg:y="2.727cm">
          <text:p text:style-name="P1"><text:span text:style-name="T3">symbol</text:span></text:p>
          <text:p text:style-name="P1"><text:span text:style-name="T3">(na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3958070211e4eff1_251:notes" draw:style-name="gr3" draw:layer="layout" svg:width="16.932cm" svg:height="9.524cm" svg:x="1.059cm" svg:y="1.905cm" draw:page-number="3" presentation:class="page"/>
          <draw:frame draw:name="Google Shape;99;g3958070211e4eff1_251:notes" presentation:style-name="pr3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4">Defining a function looks just the same. Highlights:</text:span></text:p>
              <text:p text:style-name="P1"><text:span text:style-name="T4">`&gt;`, `-` are function calls - there are no operators in Clj. `if` is a spec. Form, i.e. just like a function call for our purposes.</text:span><text:span text:style-name="T4"><text:line-break/></text:span><text:span text:style-name="T4">No “else”, no reserved words in Clj. Everything returns a valu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bf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1"/>
    <meta:generator>LibreOfficeDev/6.0.5.2$Linux_X86_64 LibreOffice_project/</meta:generator>
  </office:meta>
</office:document-meta>
</file>